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п.7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1 мс/дел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п.8</text:p>
          </table:table-cell>
          <table:table-cell office:value-type="string" calcext:value-type="string">
            <text:p>x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клеток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x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леток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п. 9</text:p>
          </table:table-cell>
          <table:table-cell office:value-type="string" calcext:value-type="string">
            <text:p>T0</text:p>
          </table:table-cell>
          <table:table-cell table:number-columns-repeated="8"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.5" calcext:value-type="float">
            <text:p>9.5</text:p>
          </table:table-cell>
          <table:table-cell table:number-columns-repeated="4" office:value-type="float" office:value="9.4" calcext:value-type="float">
            <text:p>9.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formula="of:=[.C7]*[.C9]/([.C10]*[.C11])" office:value-type="float" office:value="0.00045" calcext:value-type="float">
            <text:p>0.00045</text:p>
          </table:table-cell>
          <table:table-cell table:formula="of:=[.D7]*[.D9]/([.D10]*[.D11])" office:value-type="float" office:value="0.000596491228070175" calcext:value-type="float">
            <text:p>0.00059649122807</text:p>
          </table:table-cell>
          <table:table-cell table:formula="of:=[.E7]*[.E9]/([.E10]*[.E11])" office:value-type="float" office:value="0.000947368421052632" calcext:value-type="float">
            <text:p>0.000947368421053</text:p>
          </table:table-cell>
          <table:table-cell table:formula="of:=[.F7]*[.F9]/([.F10]*[.F11])" office:value-type="float" office:value="0.000789473684210526" calcext:value-type="float">
            <text:p>0.000789473684211</text:p>
          </table:table-cell>
          <table:table-cell table:formula="of:=[.G7]*[.G9]/([.G10]*[.G11])" office:value-type="float" office:value="0.000851063829787234" calcext:value-type="float">
            <text:p>0.000851063829787</text:p>
          </table:table-cell>
          <table:table-cell table:formula="of:=[.H7]*[.H9]/([.H10]*[.H11])" office:value-type="float" office:value="0.000851063829787234" calcext:value-type="float">
            <text:p>0.000851063829787</text:p>
          </table:table-cell>
          <table:table-cell table:formula="of:=[.I7]*[.I9]/([.I10]*[.I11])" office:value-type="float" office:value="0.000957446808510638" calcext:value-type="float">
            <text:p>0.000957446808511</text:p>
          </table:table-cell>
          <table:table-cell table:formula="of:=[.J7]*[.J9]/([.J10]*[.J11])" office:value-type="float" office:value="0.00106382978723404" calcext:value-type="float">
            <text:p>0.001063829787234</text:p>
          </table:table-cell>
          <table:table-cell/>
          <table:table-cell table:formula="of:=[.C12]*1000" office:value-type="float" office:value="0.45" calcext:value-type="float">
            <text:p>0.45</text:p>
          </table:table-cell>
          <table:table-cell table:formula="of:=[.D12]*1000" office:value-type="float" office:value="0.596491228070176" calcext:value-type="float">
            <text:p>0.596491228070176</text:p>
          </table:table-cell>
          <table:table-cell table:formula="of:=[.E12]*1000" office:value-type="float" office:value="0.947368421052632" calcext:value-type="float">
            <text:p>0.947368421052632</text:p>
          </table:table-cell>
          <table:table-cell table:formula="of:=[.F12]*1000" office:value-type="float" office:value="0.789473684210526" calcext:value-type="float">
            <text:p>0.789473684210526</text:p>
          </table:table-cell>
          <table:table-cell table:formula="of:=[.G12]*1000" office:value-type="float" office:value="0.851063829787234" calcext:value-type="float">
            <text:p>0.851063829787234</text:p>
          </table:table-cell>
          <table:table-cell table:formula="of:=[.H12]*1000" office:value-type="float" office:value="0.851063829787234" calcext:value-type="float">
            <text:p>0.851063829787234</text:p>
          </table:table-cell>
          <table:table-cell table:formula="of:=[.I12]*1000" office:value-type="float" office:value="0.957446808510638" calcext:value-type="float">
            <text:p>0.957446808510638</text:p>
          </table:table-cell>
          <table:table-cell table:formula="of:=[.J12]*1000" office:value-type="float" office:value="1.06382978723404" calcext:value-type="float">
            <text:p>1.06382978723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 = T0 * x / (n * x0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п. 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нФ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кр</text:p>
          </table:table-cell>
          <table:table-cell office:value-type="string" calcext:value-type="string">
            <text:p>12 кОм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п. 11</text:p>
          </table:table-cell>
          <table:table-cell office:value-type="string" calcext:value-type="string">
            <text:p>Rкр эксп</text:p>
          </table:table-cell>
          <table:table-cell office:value-type="string" calcext:value-type="string">
            <text:p>8.8 кОм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п. 12</text:p>
          </table:table-cell>
          <table:table-cell office:value-type="string" calcext:value-type="string">
            <text:p>R, Ом</text:p>
          </table:table-cell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900" calcext:value-type="float">
            <text:p>1900</text:p>
          </table:table-cell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  <table:table-cell office:value-type="float" office:value="2500" calcext:value-type="float">
            <text:p>25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k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(k+n)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п. 15</text:p>
          </table:table-cell>
          <table:table-cell office:value-type="string" calcext:value-type="string">
            <text:p>При увеличении сопротивления количество витков уменьшается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Xk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X(k+n)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п. 16</text:p>
          </table:table-cell>
          <table:table-cell office:value-type="string" calcext:value-type="string">
            <text:p>nu, Гц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, Ом</text:p>
          </table:table-cell>
          <table:table-cell office:value-type="float" office:value="11" calcext:value-type="float">
            <text:p>11</text:p>
          </table:table-cell>
          <table:table-cell office:value-type="float" office:value="18.2" calcext:value-type="float">
            <text:p>18.2</text:p>
          </table:table-cell>
          <table:table-cell office:value-type="float" office:value="26.9" calcext:value-type="float">
            <text:p>26.9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L, мГн</text:p>
          </table:table-cell>
          <table:table-cell office:value-type="float" office:value="204.5" calcext:value-type="float">
            <text:p>204.5</text:p>
          </table:table-cell>
          <table:table-cell office:value-type="float" office:value="199.4" calcext:value-type="float">
            <text:p>199.4</text:p>
          </table:table-cell>
          <table:table-cell office:value-type="float" office:value="183.1" calcext:value-type="float">
            <text:p>183.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10:33:15.98763926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6:07:08.928047816</meta:creation-date>
    <dc:date>2021-12-09T14:20:52.993091569</dc:date>
    <meta:editing-duration>PT52M4S</meta:editing-duration>
    <meta:editing-cycles>4</meta:editing-cycles>
    <meta:generator>LibreOffice/6.4.7.2$Linux_X86_64 LibreOffice_project/40$Build-2</meta:generator>
    <meta:document-statistic meta:table-count="1" meta:cell-count="152" meta:object-count="0"/>
  </office:meta>
</office:document-meta>
</file>